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8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cast_speed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8"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spell_dmg_atk_speed</text:p>
          </table:table-cell>
          <table:table-cell table:number-columns-repeated="5"/>
          <table:table-cell office:value-type="string" calcext:value-type="string">
            <text:p>spell_dmg_atk_speed</text:p>
          </table:table-cell>
          <table:table-cell table:number-columns-repeated="5"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enduran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arrior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8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rojectile_damag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7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59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59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7:58:01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2-14T18:00:13.633000000</dc:date>
    <meta:editing-cycles>265</meta:editing-cycles>
    <meta:editing-duration>PT13H55M5S</meta:editing-duration>
    <meta:document-statistic meta:table-count="1" meta:cell-count="2836" meta:object-count="0"/>
  </office:meta>
</office:document-meta>
</file>